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margin-left="0cm" fo:margin-right="0cm" fo:orphans="2" fo:widows="2" fo:text-indent="0cm" style:auto-text-indent="false"/>
      <style:text-properties fo:font-variant="normal" fo:text-transform="none" fo:color="#444444" style:font-name="Open Sans" fo:font-size="12pt" fo:letter-spacing="normal" fo:font-style="normal" fo:font-weight="bold" style:font-size-asian="12pt" style:font-weight-asian="bold" style:font-size-complex="12pt" style:font-weight-complex="bold"/>
    </style:style>
    <style:style style:name="P2"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letter-spacing="normal" fo:font-style="normal" officeooo:paragraph-rsid="00185dd3"/>
    </style:style>
    <style:style style:name="P3"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letter-spacing="normal" fo:font-style="normal" officeooo:rsid="00185dd3" officeooo:paragraph-rsid="00185dd3"/>
    </style:style>
    <style:style style:name="P4" style:family="paragraph" style:parent-style-name="Heading_20_2">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letter-spacing="normal" fo:font-style="normal"/>
    </style:style>
    <style:style style:name="P5"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0000ff" style:font-name="Consolas" fo:font-size="9pt" fo:letter-spacing="normal" fo:font-style="normal" fo:font-weight="normal" officeooo:rsid="00185dd3" officeooo:paragraph-rsid="00185dd3" fo:padding="0cm" fo:border="none"/>
    </style:style>
    <style:style style:name="P6" style:family="paragraph" style:parent-style-name="Preformatted_20_Text">
      <style:paragraph-properties fo:margin-top="0cm" fo:margin-bottom="0cm" style:contextual-spacing="false" fo:line-height="171%" fo:orphans="2" fo:widows="2" fo:padding="0.049cm" fo:border="0.06pt solid #ededed"/>
    </style:style>
    <style:style style:name="P7"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style:font-name="Consolas" fo:font-size="9pt" fo:letter-spacing="normal" fo:font-style="normal" fo:font-weight="normal" fo:padding="0cm" fo:border="none"/>
    </style:style>
    <style:style style:name="P8"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fo:letter-spacing="normal" fo:padding="0cm" fo:border="none"/>
    </style:style>
    <style:style style:name="P9"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2pt" fo:letter-spacing="normal" fo:font-style="normal" fo:font-weight="bold" style:font-size-asian="12pt" style:font-weight-asian="bold" style:font-size-complex="12pt" style:font-weight-complex="bold"/>
    </style:style>
    <style:style style:name="P10"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rsid="00185dd3" officeooo:paragraph-rsid="00185dd3"/>
    </style:style>
    <style:style style:name="P12" style:family="paragraph" style:parent-style-name="Text_20_body">
      <style:paragraph-properties fo:margin-left="0cm" fo:margin-right="0cm" fo:margin-top="0cm" fo:margin-bottom="0cm" style:contextual-spacing="false" fo:orphans="2" fo:widows="2" fo:text-indent="0cm" style:auto-text-indent="false"/>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185dd3"/>
    </style:style>
    <style:style style:name="P14" style:family="paragraph" style:parent-style-name="Text_20_body">
      <style:paragraph-properties fo:margin-left="0cm" fo:margin-right="0cm" fo:margin-top="0cm" fo:margin-bottom="0cm" style:contextual-spacing="false" fo:orphans="2" fo:widows="2" fo:text-indent="0cm" style:auto-text-indent="false"/>
      <style:text-properties officeooo:rsid="00185dd3" officeooo:paragraph-rsid="00185dd3"/>
    </style:style>
    <style:style style:name="P15"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16"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style>
    <style:style style:name="P17" style:family="paragraph" style:parent-style-name="Text_20_body" style:list-style-name="L2">
      <style:paragraph-properties fo:margin-left="0cm" fo:margin-right="0cm" fo:margin-top="0cm" fo:margin-bottom="0cm" style:contextual-spacing="false" fo:line-height="171%" fo:orphans="2" fo:widows="2" fo:text-indent="0cm" style:auto-text-indent="false" fo:padding="0cm" fo:border="none"/>
    </style:style>
    <style:style style:name="P18"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T1" style:family="text">
      <style:text-properties fo:font-variant="normal" fo:text-transform="none" fo:color="#444444" style:font-name="Open Sans" fo:font-size="15pt" fo:letter-spacing="normal" fo:font-style="normal" fo:font-weight="bold" style:font-size-asian="15pt" style:font-weight-asian="bold" style:font-size-complex="15pt" style:font-weight-complex="bold"/>
    </style:style>
    <style:style style:name="T2" style:family="text">
      <style:text-properties fo:font-variant="normal" fo:text-transform="none" fo:color="#444444" style:font-name="Open Sans" fo:font-size="10.5pt" fo:letter-spacing="normal" fo:font-style="normal" fo:font-weight="normal"/>
    </style:style>
    <style:style style:name="T3" style:family="text">
      <style:text-properties fo:font-variant="normal" fo:text-transform="none" fo:color="#444444" style:font-name="Open Sans" fo:font-size="10.5pt" fo:letter-spacing="normal" fo:font-style="normal" fo:font-weight="normal" fo:padding="0cm" fo:border="none"/>
    </style:style>
    <style:style style:name="T4" style:family="text">
      <style:text-properties fo:font-variant="normal" fo:text-transform="none" fo:color="#444444" style:font-name="Open Sans" fo:font-size="10.5pt" fo:letter-spacing="normal" fo:font-style="normal" fo:font-weight="normal" officeooo:rsid="00185dd3"/>
    </style:style>
    <style:style style:name="T5" style:family="text">
      <style:text-properties fo:font-variant="normal" fo:text-transform="none" fo:color="#444444" style:font-name="Open Sans" fo:font-size="10.5pt" fo:letter-spacing="normal" fo:font-style="normal" fo:font-weight="normal" officeooo:rsid="001960b4"/>
    </style:style>
    <style:style style:name="T6" style:family="text">
      <style:text-properties fo:font-variant="normal" fo:text-transform="none" fo:color="#444444" style:font-name="Open Sans" fo:font-size="10.5pt" fo:letter-spacing="normal" fo:font-weight="normal" fo:padding="0cm" fo:border="none"/>
    </style:style>
    <style:style style:name="T7" style:family="text">
      <style:text-properties fo:font-variant="normal" fo:text-transform="none" fo:color="#444444" style:font-name="Open Sans" fo:font-size="10.5pt" fo:letter-spacing="normal" fo:font-weight="normal" officeooo:rsid="001960b4" fo:padding="0cm" fo:border="none"/>
    </style:style>
    <style:style style:name="T8" style:family="text">
      <style:text-properties fo:font-variant="normal" fo:text-transform="none" fo:color="#444444" fo:letter-spacing="normal"/>
    </style:style>
    <style:style style:name="T9" style:family="text">
      <style:text-properties fo:font-variant="normal" fo:text-transform="none" fo:color="#004400" style:font-name="Open Sans" fo:font-size="10.5pt" fo:letter-spacing="normal" fo:font-style="normal" fo:font-weight="normal" fo:padding="0cm" fo:border="none"/>
    </style:style>
    <style:style style:name="T10" style:family="text">
      <style:text-properties fo:color="#444444" style:font-name="Open Sans" fo:font-size="10.5pt" fo:letter-spacing="normal" fo:font-weight="normal" fo:padding="0cm" fo:border="none"/>
    </style:style>
    <style:style style:name="T11" style:family="text">
      <style:text-properties fo:color="#444444" style:font-name="Open Sans" fo:font-size="10.5pt" fo:letter-spacing="normal" fo:font-weight="normal" officeooo:rsid="00185dd3" fo:padding="0cm" fo:border="none"/>
    </style:style>
    <style:style style:name="T12" style:family="text">
      <style:text-properties fo:font-size="10.5pt" fo:font-weight="normal"/>
    </style:style>
    <style:style style:name="T13" style:family="text">
      <style:text-properties fo:font-size="10.5pt" fo:font-weight="normal" fo:padding="0cm" fo:border="none"/>
    </style:style>
    <style:style style:name="T14" style:family="text">
      <style:text-properties fo:font-style="normal" fo:padding="0cm" fo:border="none"/>
    </style:style>
    <style:style style:name="T15" style:family="text">
      <style:text-properties style:font-name="Consolas" fo:font-size="9pt" fo:font-style="normal" fo:font-weight="normal"/>
    </style:style>
    <style:style style:name="T16" style:family="text">
      <style:text-properties officeooo:rsid="00186f9a"/>
    </style:style>
    <style:style style:name="T17" style:family="text">
      <style:text-properties officeooo:rsid="001960b4"/>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1">Writing your First Linux driver</text:span></text:p>
      <text:p text:style-name="Standard"/>
      <text:p text:style-name="P18">As we know, a typical driver installation on Windows needs a reboot for it to get activated. That is really not acceptable, if we need to do it, say on a server. That’s where Linux wins the race. In Linux, we can load (/ install) or unload (/ uninstall) a driver on the fly. And it is active for use instantly after load. Also, it is disabled with unload, instantly. This is referred as dynamic loading &amp; unloading of drivers in Linux.</text:p>
      <text:p text:style-name="P18"/>
      <text:p text:style-name="P18"/>
      <text:h text:style-name="P1" text:outline-level="2">Dynamically loading drivers</text:h>
      <text:p text:style-name="P9"><text:span text:style-name="T12">These dynamically loadable drivers are more commonly referred as modules and built into individual files with </text:span><text:span text:style-name="Emphasis"><text:span text:style-name="T13">.ko </text:span></text:span><text:span text:style-name="T12">(kernel object) extension. Every Linux system has a standard place under the root file system (/) for all the pre-built modules. They are organized similar to the kernel source tree structure under </text:span><text:span text:style-name="Emphasis"><text:span text:style-name="T13">/lib/modules/&lt;kernel_version&gt;/kernel</text:span></text:span><text:span text:style-name="T12">, where </text:span><text:span text:style-name="Emphasis"><text:span text:style-name="T13">&lt;kernel_version&gt; </text:span></text:span><text:span text:style-name="T12">would be the output of the command “</text:span><text:span text:style-name="Emphasis"><text:span text:style-name="T13">uname -r</text:span></text:span>” <text:span text:style-name="T12">on the system.</text:span></text:p>
      <text:p text:style-name="P18"/>
      <text:p text:style-name="P10">Here’s a list of the various (shell) commands relevant to the dynamic operations:</text:p>
      <text:list xml:id="list7595390232040872376" text:style-name="L1">
        <text:list-header>
          <text:p text:style-name="P15"/>
        </text:list-header>
        <text:list-item>
          <text:p text:style-name="P15"><text:span text:style-name="Emphasis"><text:span text:style-name="T14"><text:s/>lsmod </text:span></text:span>– List the currently loaded modules</text:p>
        </text:list-item>
      </text:list>
      <text:list xml:id="list8047678415514979283" text:style-name="L2">
        <text:list-item>
          <text:p text:style-name="P17"><text:span text:style-name="Emphasis"><text:span text:style-name="T3"><text:s/>insmod &lt;module_file&gt; </text:span></text:span><text:span text:style-name="T2">– Insert/Load the module specified by &lt;module_file&gt;</text:span></text:p>
        </text:list-item>
        <text:list-item>
          <text:p text:style-name="P17"><text:span text:style-name="Emphasis"><text:span text:style-name="T3"><text:s/>modprobe &lt;module&gt; </text:span></text:span><text:span text:style-name="T2">– Insert/Load the &lt;module&gt; along with its dependencies</text:span></text:p>
        </text:list-item>
        <text:list-item>
          <text:p text:style-name="P17"><text:span text:style-name="Emphasis"><text:span text:style-name="T3"><text:s/>rmmod &lt;module&gt; </text:span></text:span><text:span text:style-name="T2">– Remove/Unload the &lt;module&gt;</text:span></text:p>
        </text:list-item>
      </text:list>
      <text:p text:style-name="P16"/>
      <text:p text:style-name="P16"/>
      <text:h text:style-name="P4" text:outline-level="2">Our first Linux driver</text:h>
      <text:p text:style-name="P16"><text:span text:style-name="T2">With that understood, now let’s write our first driver. Yes, just before that, some concepts to be set right. A driver never runs by itself. It is similar to a library that gets loaded for its functions to be invoked by the “running” applications. And hence, though written in C, it lacks the </text:span><text:span text:style-name="Emphasis"><text:span text:style-name="T3">main()</text:span></text:span><text:span text:style-name="T2">function. Moreover, it would get loaded / linked with the kernel. Hence, it needs to be compiled in similar ways as the kernel. Even the header files to be used can be picked only from the kernel sources, not from the standard </text:span><text:span text:style-name="Emphasis"><text:span text:style-name="T3">/usr/include</text:span></text:span><text:span text:style-name="T2">.</text:span></text:p>
      <text:p text:style-name="P12"><text:span text:style-name="T2">One interesting fact about the kernel is that it is an object oriented implementation in C. And it is so profound that we would observe the same even with our first driver. Any Linux driver consists of a constructor and a destructor. The constructor of a module gets called whenever </text:span><text:span text:style-name="Emphasis"><text:span text:style-name="T10">insmod</text:span></text:span><text:span text:style-name="T8"> </text:span><text:span text:style-name="T2">succeeds in loading the module into the kernel. And the destructor of the module gets called whenever </text:span><text:span text:style-name="Emphasis"><text:span text:style-name="T10">rmmod</text:span></text:span><text:span text:style-name="T8"> </text:span><text:span text:style-name="T2">succeeds in unloading the module out of the kernel. These two are like normal functions in the driver, except that they are specified as the init &amp; exit functions, respectively by the macros </text:span><text:span text:style-name="Emphasis"><text:span text:style-name="T10">module_init()</text:span></text:span><text:span text:style-name="T8"> </text:span><text:span text:style-name="T2">&amp; </text:span><text:span text:style-name="Emphasis"><text:span text:style-name="T10">module_exit()</text:span></text:span><text:span text:style-name="T8"> </text:span><text:span text:style-name="T2">included through the kernel header </text:span><text:span text:style-name="Emphasis"><text:span text:style-name="T10">module.h</text:span></text:span></text:p>
      <text:p text:style-name="P12"/>
      <text:p text:style-name="P13"><text:soft-page-break/><text:span text:style-name="Emphasis"><text:span text:style-name="T11">hello.c</text:span></text:span></text:p>
      <text:p text:style-name="P13"/>
      <text:p text:style-name="P13"><text:span text:style-name="T2">Above is the complete code for our first driver, say </text:span><text:span text:style-name="Emphasis"><text:span text:style-name="T10">ofd.c</text:span></text:span><text:span text:style-name="T2">. Note that there is no </text:span><text:span text:style-name="Emphasis"><text:span text:style-name="T10">stdio.h</text:span></text:span><text:span text:style-name="Emphasis"><text:span text:style-name="T6"> </text:span></text:span><text:span text:style-name="T2">(a user space header), instead an analogous </text:span><text:span text:style-name="Emphasis"><text:span text:style-name="T10">kernel.h</text:span></text:span><text:span text:style-name="Emphasis"><text:span text:style-name="T6"> </text:span></text:span><text:span text:style-name="T2">(a kernel space header). </text:span><text:span text:style-name="Emphasis"><text:span text:style-name="T10">Printk() </text:span></text:span><text:span text:style-name="T2">being the </text:span><text:span text:style-name="Emphasis"><text:span text:style-name="T10">printf()</text:span></text:span><text:span text:style-name="T2">analogous. Additionally, </text:span><text:span text:style-name="Emphasis"><text:span text:style-name="T10">version.h</text:span></text:span><text:span text:style-name="Emphasis"><text:span text:style-name="T6"> </text:span></text:span><text:span text:style-name="T2">is included for version compatibility of the module with the kernel into which it is going to get loaded. Also, the </text:span><text:span text:style-name="Emphasis"><text:span text:style-name="T10">MODULE_*</text:span></text:span><text:span text:style-name="Emphasis"><text:span text:style-name="T6"> </text:span></text:span><text:span text:style-name="T2">macros populate the module related information, which acts like the module’s signature.</text:span></text:p>
      <text:p text:style-name="P13"/>
      <text:p text:style-name="P13"/>
      <text:h text:style-name="P2" text:outline-level="2">Building our first Linux driver</text:h>
      <text:p text:style-name="P13"/>
      <text:p text:style-name="P13"><text:span text:style-name="T2">Once we have the C code, it is time to compile it and create the module file </text:span><text:span text:style-name="T4">hello</text:span><text:span text:style-name="Emphasis"><text:span text:style-name="T10">.ko</text:span></text:span><text:span text:style-name="T2">. And for that we need to build it in the similar way, as the kernel. So, we shall use the kernel build system to do the same. Here follows our first driver’s </text:span><text:span text:style-name="Emphasis"><text:span text:style-name="T10">Makefile</text:span></text:span><text:span text:style-name="T2">, which would invoke the kernel’s build system from the kernel source. The kernel’s </text:span><text:span text:style-name="Emphasis"><text:span text:style-name="T10">Makefile</text:span></text:span><text:span text:style-name="Emphasis"><text:span text:style-name="T6"> </text:span></text:span><text:span text:style-name="T2">would in turn invoke our first driver’s </text:span><text:span text:style-name="Emphasis"><text:span text:style-name="T10">Makefile</text:span></text:span><text:span text:style-name="Emphasis"><text:span text:style-name="T6"> </text:span></text:span><text:span text:style-name="T2">to build our first driver. The kernel source is assumed to be installed at </text:span><text:span text:style-name="Emphasis"><text:span text:style-name="T10">/usr/src/linux</text:span></text:span><text:span text:style-name="T2">. In case of it to be at any other location, the KERNEL_SOURCE variable has to be appropriately updated.</text:span></text:p>
      <text:p text:style-name="P13"/>
      <text:p text:style-name="P5"># Makefile – makefile of our first driver</text:p>
      <text:p text:style-name="P6"/>
      <text:p text:style-name="P7"># if KERNELRELEASE is not defined, we've been called directly from the command line.</text:p>
      <text:p text:style-name="P7"># Invoke the kernel build system.</text:p>
      <text:p text:style-name="P7">ifeq (${KERNELRELEASE},)</text:p>
      <text:p text:style-name="P8"><text:s text:c="8"/><text:span text:style-name="T15">KERNEL_SOURCE := /usr/src/linux</text:span></text:p>
      <text:p text:style-name="P8"><text:s text:c="8"/><text:span text:style-name="T15">PWD := $(shell pwd)</text:span></text:p>
      <text:p text:style-name="P7">default:</text:p>
      <text:p text:style-name="P8"><text:s text:c="8"/><text:span text:style-name="T15">${MAKE} -C ${KERNEL_SOURCE} SUBDIRS=${PWD} modules</text:span></text:p>
      <text:p text:style-name="P6"/>
      <text:p text:style-name="P7">clean:</text:p>
      <text:p text:style-name="P8"><text:s text:c="8"/><text:span text:style-name="T15">${MAKE} -C ${KERNEL_SOURCE} SUBDIRS=${PWD} clean</text:span></text:p>
      <text:p text:style-name="P6"/>
      <text:p text:style-name="P7"># Otherwise KERNELRELEASE is defined; we've been invoked from the</text:p>
      <text:p text:style-name="P7"># kernel build system and can use its language.</text:p>
      <text:p text:style-name="P7">else</text:p>
      <text:p text:style-name="P8"><text:s text:c="8"/><text:span text:style-name="T15">obj-m := ofd.o</text:span></text:p>
      <text:p text:style-name="P7">endif</text:p>
      <text:p text:style-name="P14"/>
      <text:p text:style-name="P14"><text:span text:style-name="Emphasis"><text:span text:style-name="Strong_20_Emphasis"><text:span text:style-name="T9">Note 1: </text:span></text:span></text:span><text:span text:style-name="Emphasis"><text:span text:style-name="T9">Makefiles are very space-sensitive. The lines not starting at the first column have a tab and not spaces.</text:span></text:span></text:p>
      <text:p text:style-name="P16"><text:span text:style-name="Emphasis"><text:span text:style-name="Strong_20_Emphasis"><text:span text:style-name="T9">Note 2: </text:span></text:span></text:span><text:span text:style-name="Emphasis"><text:span text:style-name="T9">For building a Linux driver, you need to have the kernel source (or at the least the kernel headers) installed on your system.</text:span></text:span></text:p>
      <text:p text:style-name="P14"><text:span text:style-name="T2"/></text:p>
      <text:p text:style-name="P14"><text:soft-page-break/><text:span text:style-name="T2">With the C code (hello</text:span><text:span text:style-name="Emphasis"><text:span text:style-name="T10">.c</text:span></text:span><text:span text:style-name="T2">) and </text:span><text:span text:style-name="Emphasis"><text:span text:style-name="T10">Makefile</text:span></text:span><text:span text:style-name="Emphasis"><text:span text:style-name="T6"> </text:span></text:span><text:span text:style-name="T2">ready, all we need to do is put them in a (new) directory of its own, and then invoke </text:span><text:span text:style-name="Emphasis"><text:span text:style-name="T10">make in</text:span></text:span><text:span text:style-name="T2"> that directory to build our first driver (hello</text:span><text:span text:style-name="Emphasis"><text:span text:style-name="T10">.ko</text:span></text:span><text:span text:style-name="T2">).</text:span></text:p>
      <text:p text:style-name="P14"/>
      <text:p text:style-name="P5">$ make</text:p>
      <text:p text:style-name="P7">make -C /usr/src/linux SUBDIRS=... modules</text:p>
      <text:p text:style-name="P7">make[1]: Entering directory `/usr/src/linux'</text:p>
      <text:p text:style-name="P7">CC [M] .../<text:span text:style-name="T16">hello</text:span>.o</text:p>
      <text:p text:style-name="P7">Building modules, stage 2.</text:p>
      <text:p text:style-name="P7">MODPOST 1 modules</text:p>
      <text:p text:style-name="P7">CC .../<text:span text:style-name="T16">hello</text:span>.mod.o</text:p>
      <text:p text:style-name="P7">LD [M] .../<text:span text:style-name="T16">hello</text:span>.ko</text:p>
      <text:p text:style-name="P7">make[1]: Leaving directory `/usr/src/linux'</text:p>
      <text:p text:style-name="P14"/>
      <text:h text:style-name="P3" text:outline-level="2">Summing up</text:h>
      <text:p text:style-name="P14"/>
      <text:p text:style-name="P14"><text:span text:style-name="T2">Once we have the </text:span><text:span text:style-name="T5">hello</text:span><text:span text:style-name="T2">.</text:span><text:span text:style-name="Emphasis"><text:span text:style-name="T10">ko</text:span></text:span><text:span text:style-name="Emphasis"><text:span text:style-name="T6"> </text:span></text:span><text:span text:style-name="T2">file, do the usual steps as root, or with </text:span><text:span text:style-name="Emphasis"><text:span text:style-name="T10">sudo</text:span></text:span><text:span text:style-name="T2">.</text:span></text:p>
      <text:p text:style-name="P14"/>
      <text:p text:style-name="P5"># su</text:p>
      <text:p text:style-name="P7"># insmod ofd.ko</text:p>
      <text:p text:style-name="P7"># lsmod | head -10</text:p>
      <text:p text:style-name="P14"/>
      <text:p text:style-name="P14"><text:span text:style-name="Emphasis"><text:span text:style-name="T10">lsmod</text:span></text:span><text:span text:style-name="Emphasis"><text:span text:style-name="T6"> </text:span></text:span><text:span text:style-name="T2">should show you the </text:span><text:span text:style-name="Emphasis"><text:span text:style-name="T7">hello </text:span></text:span><text:span text:style-name="T2">driver loaded.</text:span></text:p>
      <text:p text:style-name="P14"/>
      <text:p text:style-name="P14"/>
      <text:h text:style-name="P3" text:outline-level="2">Notes</text:h>
      <text:p text:style-name="P14"/>
      <text:p text:style-name="P11"><text:span text:style-name="T17">1. </text:span>In most of today’s distros, one may safely have KERNEL_SOURCE set to /lib/modules/$ (shell uname -r)/build, instead of /usr/src/linux i.e. KERNEL_SOURCE := /lib/modules/$(shell uname -r)/build in the Makefile.</text:p>
      <text:p text:style-name="P14"/>
      <text:p text:style-name="P1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5:14:47.153371254</meta:creation-date>
    <dc:date>2017-12-18T17:06:26.687334947</dc:date>
    <meta:editing-duration>PT5M52S</meta:editing-duration>
    <meta:editing-cycles>1</meta:editing-cycles>
    <meta:document-statistic meta:table-count="0" meta:image-count="0" meta:object-count="0" meta:page-count="3" meta:paragraph-count="52" meta:word-count="840" meta:character-count="5104" meta:non-whitespace-character-count="4268"/>
    <meta:generator>LibreOffice/4.2.8.2$Linux_x86 LibreOffice_project/420m0$Build-2</meta:generator>
  </office:meta>
</office:document-meta>
</file>